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64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istics New" table:style-name="ta1">
        <table:shapes>
          <draw:frame draw:z-index="0" draw:style-name="gr1" draw:text-style-name="P1" svg:width="7.8098in" svg:height="7.1902in" svg:x="1.0646in" svg:y="2.476in">
            <draw:object draw:notify-on-update-of-ranges="'Statistics New'.A1:'Statistics New'.A1 'Statistics New'.A2:'Statistics New'.A12 'Statistics New'.A1:'Statistics New'.A1 'Statistics New'.E2:'Statistics New'.E12 'Statistics New'.A14:'Statistics New'.A14 'Statistics New'.E2:'Statistics New'.E12 'Statistics New'.A15:'Statistics New'.A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ard 1</text:p>
          </table:table-cell>
          <table:table-cell office:value-type="string" calcext:value-type="string">
            <text:p>Ward 2</text:p>
          </table:table-cell>
          <table:table-cell office:value-type="string" calcext:value-type="string">
            <text:p>Ward 3</text:p>
          </table:table-cell>
          <table:table-cell office:value-type="string" calcext:value-type="string">
            <text:p>Average Objective 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86.8421462002" calcext:value-type="float">
            <text:p>11086.8421462002</text:p>
          </table:table-cell>
          <table:table-cell office:value-type="float" office:value="11100.8393989573" calcext:value-type="float">
            <text:p>11100.8393989573</text:p>
          </table:table-cell>
          <table:table-cell office:value-type="float" office:value="13802.2539525814" calcext:value-type="float">
            <text:p>13802.2539525814</text:p>
          </table:table-cell>
          <table:table-cell office:value-type="float" office:value="11996.645165913" calcext:value-type="float">
            <text:p>11996.64516591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530.6753799459" calcext:value-type="float">
            <text:p>10530.6753799459</text:p>
          </table:table-cell>
          <table:table-cell office:value-type="float" office:value="9829.46758855406" calcext:value-type="float">
            <text:p>9829.46758855406</text:p>
          </table:table-cell>
          <table:table-cell office:value-type="float" office:value="11308.1864891448" calcext:value-type="float">
            <text:p>11308.1864891448</text:p>
          </table:table-cell>
          <table:table-cell office:value-type="float" office:value="10556.1098192149" calcext:value-type="float">
            <text:p>10556.109819214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353.72937470294" calcext:value-type="float">
            <text:p>9353.72937470294</text:p>
          </table:table-cell>
          <table:table-cell office:value-type="float" office:value="8732.5128708809" calcext:value-type="float">
            <text:p>8732.5128708809</text:p>
          </table:table-cell>
          <table:table-cell office:value-type="float" office:value="10396.0215659939" calcext:value-type="float">
            <text:p>10396.0215659939</text:p>
          </table:table-cell>
          <table:table-cell office:value-type="float" office:value="9494.08793719259" calcext:value-type="float">
            <text:p>9494.0879371925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176.78287165891" calcext:value-type="float">
            <text:p>8176.78287165891</text:p>
          </table:table-cell>
          <table:table-cell office:value-type="float" office:value="7635.55815320773" calcext:value-type="float">
            <text:p>7635.55815320773</text:p>
          </table:table-cell>
          <table:table-cell office:value-type="float" office:value="8767.65319305614" calcext:value-type="float">
            <text:p>8767.65319305614</text:p>
          </table:table-cell>
          <table:table-cell office:value-type="float" office:value="8193.33140597426" calcext:value-type="float">
            <text:p>8193.3314059742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999.83636861488" calcext:value-type="float">
            <text:p>6999.83636861488</text:p>
          </table:table-cell>
          <table:table-cell office:value-type="float" office:value="6538.60343553457" calcext:value-type="float">
            <text:p>6538.60343553457</text:p>
          </table:table-cell>
          <table:table-cell office:value-type="float" office:value="7506.59784307071" calcext:value-type="float">
            <text:p>7506.59784307071</text:p>
          </table:table-cell>
          <table:table-cell office:value-type="float" office:value="7015.01254907339" calcext:value-type="float">
            <text:p>7015.0125490733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822.88986557085" calcext:value-type="float">
            <text:p>5822.88986557085</text:p>
          </table:table-cell>
          <table:table-cell office:value-type="float" office:value="5441.6487178614" calcext:value-type="float">
            <text:p>5441.6487178614</text:p>
          </table:table-cell>
          <table:table-cell office:value-type="float" office:value="6245.54249308527" calcext:value-type="float">
            <text:p>6245.54249308527</text:p>
          </table:table-cell>
          <table:table-cell office:value-type="float" office:value="5836.69369217251" calcext:value-type="float">
            <text:p>5836.6936921725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645.94336252682" calcext:value-type="float">
            <text:p>4645.94336252682</text:p>
          </table:table-cell>
          <table:table-cell office:value-type="float" office:value="4344.69400018824" calcext:value-type="float">
            <text:p>4344.69400018824</text:p>
          </table:table-cell>
          <table:table-cell office:value-type="float" office:value="4984.48714309984" calcext:value-type="float">
            <text:p>4984.48714309984</text:p>
          </table:table-cell>
          <table:table-cell office:value-type="float" office:value="4658.37483527163" calcext:value-type="float">
            <text:p>4658.3748352716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468.99685948279" calcext:value-type="float">
            <text:p>3468.99685948279</text:p>
          </table:table-cell>
          <table:table-cell office:value-type="float" office:value="3247.73928251507" calcext:value-type="float">
            <text:p>3247.73928251507</text:p>
          </table:table-cell>
          <table:table-cell office:value-type="float" office:value="3723.43179311441" calcext:value-type="float">
            <text:p>3723.43179311441</text:p>
          </table:table-cell>
          <table:table-cell office:value-type="float" office:value="3480.05597837076" calcext:value-type="float">
            <text:p>3480.0559783707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288.06406885324" calcext:value-type="float">
            <text:p>2288.06406885324</text:p>
          </table:table-cell>
          <table:table-cell office:value-type="float" office:value="2654.01840095612" calcext:value-type="float">
            <text:p>2654.01840095612</text:p>
          </table:table-cell>
          <table:table-cell office:value-type="float" office:value="2279.24898044441" calcext:value-type="float">
            <text:p>2279.24898044441</text:p>
          </table:table-cell>
          <table:table-cell office:value-type="float" office:value="2407.11048341792" calcext:value-type="float">
            <text:p>2407.1104834179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112.84591740641" calcext:value-type="float">
            <text:p>1112.84591740641</text:p>
          </table:table-cell>
          <table:table-cell office:value-type="float" office:value="1211.93915138778" calcext:value-type="float">
            <text:p>1211.93915138778</text:p>
          </table:table-cell>
          <table:table-cell office:value-type="float" office:value="1148.18760898029" calcext:value-type="float">
            <text:p>1148.18760898029</text:p>
          </table:table-cell>
          <table:table-cell office:value-type="float" office:value="1157.65755925816" calcext:value-type="float">
            <text:p>1157.657559258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9.1092447736141" calcext:value-type="float">
            <text:p>-29.1092447736141</text:p>
          </table:table-cell>
          <table:table-cell office:value-type="float" office:value="-22.6203180519655" calcext:value-type="float">
            <text:p>-22.6203180519655</text:p>
          </table:table-cell>
          <table:table-cell office:value-type="float" office:value="-27.1926184517485" calcext:value-type="float">
            <text:p>-27.1926184517485</text:p>
          </table:table-cell>
          <table:table-cell office:value-type="float" office:value="-26.3073937591094" calcext:value-type="float">
            <text:p>-26.30739375910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4T20:09:59.013371219</dc:date>
    <meta:editing-duration>PT9M14S</meta:editing-duration>
    <meta:editing-cycles>2</meta:editing-cycles>
    <meta:generator>LibreOffice/7.4.4.2$Linux_X86_64 LibreOffice_project/40$Build-2</meta:generator>
    <meta:document-statistic meta:table-count="1" meta:cell-count="7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2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CMU Serif'" style:font-style-name="Roman" style:font-family-generic="roman" fo:font-size="23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6" style:family="chart">
      <style:chart-properties style:rotation-angle="0"/>
      <style:text-properties fo:font-family="'CMU Serif'" style:font-style-name="Roman" style:font-family-generic="roman" fo:font-size="23pt" style:font-size-asian="9pt" style:font-size-complex="9pt"/>
    </style:style>
    <style:style style:name="ch7" style:family="chart" style:data-style-name="N0">
      <style:chart-properties chart:display-label="true" chart:logarithmic="false" chart:minimum="-40" chart:maximum="120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8" style:family="chart">
      <style:chart-properties style:rotation-angle="90"/>
      <style:text-properties fo:font-family="'CMU Serif'" style:font-style-name="Roman" style:font-family-generic="roman" fo:font-size="23pt" style:font-size-asian="9pt" style:font-size-complex="9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38cm" svg:height="18.264cm" xlink:href=".." xlink:type="simple" chart:class="chart:scatter" chart:style-name="ch1">
        <chart:title svg:x="3.884cm" svg:y="0cm" chart:style-name="ch2">
          <text:p>Mean objective values VS weights</text:p>
        </chart:title>
        <chart:legend chart:legend-position="end" svg:x="15.755cm" svg:y="7.803cm" style:legend-expansion="custom" svg:width="3.873cm" svg:height="2.658cm" style:legend-expansion-aspect-ratio="1.45711060948081" chart:style-name="ch3"/>
        <chart:plot-area chart:style-name="ch4" table:cell-range-address="'Statistics New'.A1:'Statistics New'.A12 'Statistics New'.E2:'Statistics New'.E12 'Statistics New'.A14:'Statistics New'.A14" chart:data-source-has-labels="row" svg:x="1.093cm" svg:y="1.431cm" svg:width="18.054cm" svg:height="15.596cm">
          <chart:coordinate-region svg:x="2.932cm" svg:y="1.795cm" svg:width="16.054cm" svg:height="14.21cm"/>
          <chart:axis chart:dimension="x" chart:name="primary-x" chart:style-name="ch5">
            <chart:title svg:x="8.179cm" svg:y="16.692cm" chart:style-name="ch6">
              <text:p>Weight values</text:p>
            </chart:title>
          </chart:axis>
          <chart:axis chart:dimension="y" chart:name="primary-y" chart:style-name="ch7">
            <chart:title svg:x="0.076cm" svg:y="13.031cm" chart:style-name="ch8">
              <text:p>Mean objective values</text:p>
            </chart:title>
          </chart:axis>
          <chart:series chart:style-name="ch9" chart:values-cell-range-address="'Statistics New'.E2:'Statistics New'.E12" chart:label-cell-address="'Statistics New'.A1:'Statistics New'.A1" chart:class="chart:scatter">
            <chart:domain table:cell-range-address="'Statistics New'.A2:'Statistics New'.A12"/>
            <chart:data-point chart:repeated="11"/>
          </chart:series>
          <chart:series chart:style-name="ch10" chart:values-cell-range-address="'Statistics New'.E2:'Statistics New'.E12" chart:label-cell-address="'Statistics New'.A14:'Statistics New'.A14" chart:class="chart:scatter">
            <chart:domain table:cell-range-address="'Statistics New'.A15:'Statistics New'.A25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1</text:p>
                <draw:g>
                  <svg:desc>'Statistics New'.A1:'Statistics New'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2</text:p>
                <draw:g>
                  <svg:desc>'Statistics New'.A14:'Statistics New'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tatistics New'.A2:'Statistics New'.A12</svg:desc>
                </draw:g>
              </table:table-cell>
              <table:table-cell office:value-type="float" office:value="11996.645165913">
                <text:p>11996.645165913</text:p>
                <draw:g>
                  <svg:desc>'Statistics New'.E2:'Statistics New'.E12</svg:desc>
                </draw:g>
              </table:table-cell>
              <table:table-cell office:value-type="float" office:value="1">
                <text:p>1</text:p>
                <draw:g>
                  <svg:desc>'Statistics New'.A15:'Statistics New'.A25</svg:desc>
                </draw:g>
              </table:table-cell>
              <table:table-cell office:value-type="float" office:value="11996.645165913">
                <text:p>11996.645165913</text:p>
                <draw:g>
                  <svg:desc>'Statistics New'.E2:'Statistics New'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0556.1098192149">
                <text:p>10556.1098192149</text:p>
              </table:table-cell>
              <table:table-cell office:value-type="float" office:value="0.9">
                <text:p>0.9</text:p>
              </table:table-cell>
              <table:table-cell office:value-type="float" office:value="10556.1098192149">
                <text:p>10556.109819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9494.08793719259">
                <text:p>9494.08793719259</text:p>
              </table:table-cell>
              <table:table-cell office:value-type="float" office:value="0.8">
                <text:p>0.8</text:p>
              </table:table-cell>
              <table:table-cell office:value-type="float" office:value="9494.08793719259">
                <text:p>9494.08793719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8193.33140597426">
                <text:p>8193.33140597426</text:p>
              </table:table-cell>
              <table:table-cell office:value-type="float" office:value="0.7">
                <text:p>0.7</text:p>
              </table:table-cell>
              <table:table-cell office:value-type="float" office:value="8193.33140597426">
                <text:p>8193.33140597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7015.01254907339">
                <text:p>7015.01254907339</text:p>
              </table:table-cell>
              <table:table-cell office:value-type="float" office:value="0.6">
                <text:p>0.6</text:p>
              </table:table-cell>
              <table:table-cell office:value-type="float" office:value="7015.01254907339">
                <text:p>7015.01254907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5836.69369217251">
                <text:p>5836.69369217251</text:p>
              </table:table-cell>
              <table:table-cell office:value-type="float" office:value="0.5">
                <text:p>0.5</text:p>
              </table:table-cell>
              <table:table-cell office:value-type="float" office:value="5836.69369217251">
                <text:p>5836.693692172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658.37483527163">
                <text:p>4658.37483527163</text:p>
              </table:table-cell>
              <table:table-cell office:value-type="float" office:value="0.4">
                <text:p>0.4</text:p>
              </table:table-cell>
              <table:table-cell office:value-type="float" office:value="4658.37483527163">
                <text:p>4658.37483527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480.05597837076">
                <text:p>3480.05597837076</text:p>
              </table:table-cell>
              <table:table-cell office:value-type="float" office:value="0.3">
                <text:p>0.3</text:p>
              </table:table-cell>
              <table:table-cell office:value-type="float" office:value="3480.05597837076">
                <text:p>3480.05597837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407.11048341792">
                <text:p>2407.11048341792</text:p>
              </table:table-cell>
              <table:table-cell office:value-type="float" office:value="0.2">
                <text:p>0.2</text:p>
              </table:table-cell>
              <table:table-cell office:value-type="float" office:value="2407.11048341792">
                <text:p>2407.11048341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157.65755925816">
                <text:p>1157.65755925816</text:p>
              </table:table-cell>
              <table:table-cell office:value-type="float" office:value="0.1">
                <text:p>0.1</text:p>
              </table:table-cell>
              <table:table-cell office:value-type="float" office:value="1157.65755925816">
                <text:p>1157.657559258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26.3073937591094">
                <text:p>-26.3073937591094</text:p>
              </table:table-cell>
              <table:table-cell office:value-type="float" office:value="0">
                <text:p>0</text:p>
              </table:table-cell>
              <table:table-cell office:value-type="float" office:value="-26.3073937591094">
                <text:p>-26.30739375910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